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5.24mm"/>
    </style:style>
    <style:style style:name="co3" style:family="table-column">
      <style:table-column-properties fo:break-before="auto" style:column-width="44.7mm"/>
    </style:style>
    <style:style style:name="co4" style:family="table-column">
      <style:table-column-properties fo:break-before="auto" style:column-width="102.29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66.71mm"/>
    </style:style>
    <style:style style:name="co7" style:family="table-column">
      <style:table-column-properties fo:break-before="auto" style:column-width="91.83mm"/>
    </style:style>
    <style:style style:name="co8" style:family="table-column">
      <style:table-column-properties fo:break-before="auto" style:column-width="61.89mm"/>
    </style:style>
    <style:style style:name="co9" style:family="table-column">
      <style:table-column-properties fo:break-before="auto" style:column-width="165.31mm"/>
    </style:style>
    <style:style style:name="ro1" style:family="table-row">
      <style:table-row-properties style:row-height="14.98mm" fo:break-before="auto" style:use-optimal-row-height="true"/>
    </style:style>
    <style:style style:name="ro2" style:family="table-row">
      <style:table-row-properties style:row-height="24.57mm" fo:break-before="auto" style:use-optimal-row-height="true"/>
    </style:style>
    <style:style style:name="ro3" style:family="table-row">
      <style:table-row-properties style:row-height="34.15mm" fo:break-before="auto" style:use-optimal-row-height="true"/>
    </style:style>
    <style:style style:name="ro4" style:family="table-row">
      <style:table-row-properties style:row-height="10.18mm" fo:break-before="auto" style:use-optimal-row-height="true"/>
    </style:style>
    <style:style style:name="ro5" style:family="table-row">
      <style:table-row-properties style:row-height="14.69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9mm" fo:break-before="auto" style:use-optimal-row-height="true"/>
    </style:style>
    <style:style style:name="ro9" style:family="table-row">
      <style:table-row-properties style:row-height="20.8mm" fo:break-before="auto" style:use-optimal-row-height="true"/>
    </style:style>
    <style:style style:name="ro10" style:family="table-row">
      <style:table-row-properties style:row-height="8.68mm" fo:break-before="auto" style:use-optimal-row-height="true"/>
    </style:style>
    <style:style style:name="ro11" style:family="table-row">
      <style:table-row-properties style:row-height="16.81mm" fo:break-before="auto" style:use-optimal-row-height="true"/>
    </style:style>
    <style:style style:name="ro12" style:family="table-row">
      <style:table-row-properties style:row-height="4.6mm" fo:break-before="auto" style:use-optimal-row-height="true"/>
    </style:style>
    <style:style style:name="ro13" style:family="table-row">
      <style:table-row-properties style:row-height="12.75mm" fo:break-before="auto" style:use-optimal-row-height="true"/>
    </style:style>
    <style:style style:name="ro14" style:family="table-row">
      <style:table-row-properties style:row-height="8.13mm" fo:break-before="auto" style:use-optimal-row-height="true"/>
    </style:style>
    <style:style style:name="ro15" style:family="table-row">
      <style:table-row-properties style:row-height="15.82mm" fo:break-before="auto" style:use-optimal-row-height="true"/>
    </style:style>
    <style:style style:name="ro16" style:family="table-row">
      <style:table-row-properties style:row-height="17.07mm" fo:break-before="auto" style:use-optimal-row-height="false"/>
    </style:style>
    <style:style style:name="ro17" style:family="table-row">
      <style:table-row-properties style:row-height="14.38mm" fo:break-before="auto" style:use-optimal-row-height="false"/>
    </style:style>
    <style:style style:name="ro18" style:family="table-row">
      <style:table-row-properties style:row-height="13.18mm" fo:break-before="auto" style:use-optimal-row-height="true"/>
    </style:style>
    <style:style style:name="ro19" style:family="table-row">
      <style:table-row-properties style:row-height="20.37mm" fo:break-before="auto" style:use-optimal-row-height="false"/>
    </style:style>
    <style:style style:name="ro20" style:family="table-row">
      <style:table-row-properties style:row-height="8.98mm" fo:break-before="auto" style:use-optimal-row-height="true"/>
    </style:style>
    <style:style style:name="ro21" style:family="table-row">
      <style:table-row-properties style:row-height="17.37mm" fo:break-before="auto" style:use-optimal-row-height="true"/>
    </style:style>
    <style:style style:name="ro22" style:family="table-row">
      <style:table-row-properties style:row-height="13.48mm" fo:break-before="auto" style:use-optimal-row-height="false"/>
    </style:style>
    <style:style style:name="ro23" style:family="table-row">
      <style:table-row-properties style:row-height="21.57mm" fo:break-before="auto" style:use-optimal-row-height="true"/>
    </style:style>
    <style:style style:name="ro24" style:family="table-row">
      <style:table-row-properties style:row-height="25.77mm" fo:break-before="auto" style:use-optimal-row-height="true"/>
    </style:style>
    <style:style style:name="ro25" style:family="table-row">
      <style:table-row-properties style:row-height="11.98mm" fo:break-before="auto" style:use-optimal-row-height="true"/>
    </style:style>
    <style:style style:name="ro26" style:family="table-row">
      <style:table-row-properties style:row-height="19.67mm" fo:break-before="auto" style:use-optimal-row-height="true"/>
    </style:style>
    <style:style style:name="ro27" style:family="table-row">
      <style:table-row-properties style:row-height="80.31mm" fo:break-before="auto" style:use-optimal-row-height="true"/>
    </style:style>
    <style:style style:name="ro28" style:family="table-row">
      <style:table-row-properties style:row-height="4.78mm" fo:break-before="auto" style:use-optimal-row-height="true"/>
    </style:style>
    <style:style style:name="ro29" style:family="table-row">
      <style:table-row-properties style:row-height="156.14mm" fo:break-before="auto" style:use-optimal-row-height="true"/>
    </style:style>
    <style:style style:name="ro30" style:family="table-row">
      <style:table-row-properties style:row-height="23.51mm" fo:break-before="auto" style:use-optimal-row-height="true"/>
    </style:style>
    <style:style style:name="ro31" style:family="table-row">
      <style:table-row-properties style:row-height="103.65mm" fo:break-before="auto" style:use-optimal-row-height="true"/>
    </style:style>
    <style:style style:name="ro32" style:family="table-row">
      <style:table-row-properties style:row-height="154.22mm" fo:break-before="auto" style:use-optimal-row-height="true"/>
    </style:style>
    <style:style style:name="ro33" style:family="table-row">
      <style:table-row-properties style:row-height="64.52mm" fo:break-before="auto" style:use-optimal-row-height="true"/>
    </style:style>
    <style:style style:name="ro34" style:family="table-row">
      <style:table-row-properties style:row-height="44.1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5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</style:style>
    <style:style style:name="ce2" style:family="table-cell" style:parent-style-name="Default" style:data-style-name="N37">
      <style:table-cell-properties fo:wrap-option="wrap"/>
    </style:style>
    <style:style style:name="ce13" style:family="table-cell" style:parent-style-name="Default" style:data-style-name="N100">
      <style:table-cell-properties fo:wrap-option="wrap"/>
    </style:style>
    <style:style style:name="T1" style:family="text">
      <style:text-properties fo:color="#bf6426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febb5b"/>
    </style:style>
    <style:style style:name="T3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99a8ba"/>
    </style:style>
    <style:style style:name="T4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bf6426"/>
    </style:style>
    <style:style style:name="T5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7572b9"/>
    </style:style>
    <style:style style:name="T6" style:family="text">
      <style:text-properties fo:color="#99a8ba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7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color="#518843" fo:font-style="italic" style:font-style-asian="italic" style:font-style-complex="italic"/>
    </style:style>
    <style:style style:name="T8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/>
    </style:style>
    <style:style style:name="T9" style:family="text">
      <style:text-properties fo:color="#518843" style:font-name="Menlo" fo:font-size="14pt" fo:font-weight="normal" fo:font-style="italic" style:font-name-asian="Menlo" style:font-name-complex="Menlo" style:font-size-asian="14pt" style:font-size-complex="14pt" style:font-weight-asian="normal" style:font-weight-complex="normal" style:font-style-asian="italic" style:font-style-complex="italic"/>
    </style:style>
    <style:style style:name="T10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 fo:font-weight="bold" style:font-weight-asian="bold" style:font-weight-complex="bold"/>
    </style:style>
    <style:style style:name="T11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 fo:font-weight="normal" style:font-weight-asian="normal" style:font-weight-complex="normal"/>
    </style:style>
    <style:style style:name="T12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color="#6d6d6d" fo:font-style="normal" style:font-style-asian="normal" style:font-style-complex="normal"/>
    </style:style>
    <style:style style:name="T13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font-style="normal" style:font-style-asian="normal" style:font-style-complex="normal" fo:color="#99a8ba"/>
    </style:style>
    <style:style style:name="T14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font-style="normal" style:font-style-asian="normal" style:font-style-complex="normal" fo:color="#bf6426"/>
    </style:style>
    <style:style style:name="T15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5684ad"/>
    </style:style>
  </office:automatic-styles>
  <office:body>
    <office:spreadsheet>
      <table:calculation-settings table:automatic-find-labels="false" table:use-regular-expressions="false" table:use-wildcards="true"/>
      <table:table table:name="Pl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7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2" office:value-type="string" calcext:value-type="string">
            <text:p>ID</text:p>
          </table:table-cell>
          <table:table-cell table:style-name="ce15" office:value-type="string" calcext:value-type="string">
            <text:p>Work package</text:p>
          </table:table-cell>
          <table:table-cell table:style-name="ce15" office:value-type="string" calcext:value-type="string">
            <text:p>Target date</text:p>
          </table:table-cell>
          <table:table-cell table:style-name="ce15" office:value-type="string" calcext:value-type="string">
            <text:p>Risks / mitigations</text:p>
          </table:table-cell>
          <table:table-cell table:style-name="ce17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a. Sourcing and aggregation of data sources for Named Entities of companies, people and places. </text:p>
            <text:p>b. Download all Hansards as one dataset</text:p>
            <text:p>c. Preparation of Hansard documents with NEs interpolated into the document using the NE lists aggregated above.</text:p>
          </table:table-cell>
          <table:table-cell table:style-name="ce16" office:value-type="string" calcext:value-type="string">
            <text:p>End April 2018</text:p>
          </table:table-cell>
          <table:table-cell table:style-name="ce16" office:value-type="string" calcext:value-type="string">
            <text:p>Data may not be available, or may be in unworkable formats. Use other/less data.</text:p>
          </table:table-cell>
          <table:table-cell table:style-name="ce17"/>
        </table:table-row>
        <table:table-row table:style-name="ro3"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a. Perform manual validation of above Hansard documents to complete semi-automatic labelled data. </text:p>
            <text:p/>
            <text:p>b. Construction of NER learning model BLSTM by constructing tensors; integration with and modification of <text:a xlink:href="https://github.com/0xnurl/keras_character_based_ner" xlink:type="simple">https://github.com/0xnurl/keras_character_based_ner</text:a> implementation.</text:p>
          </table:table-cell>
          <table:table-cell table:style-name="ce16" office:value-type="string" calcext:value-type="string">
            <text:p>End May 2018</text:p>
          </table:table-cell>
          <table:table-cell table:style-name="ce16" office:value-type="string" calcext:value-type="string">
            <text:p>Model may not perform the task</text:p>
          </table:table-cell>
          <table:table-cell table:style-name="ce17"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Familiarisation with Samtla SLM. Conversion of Hansard into correct format, and loading of Hansard data into Samtla.</text:p>
          </table:table-cell>
          <table:table-cell table:style-name="ce16" office:value-type="string" calcext:value-type="string">
            <text:p>Mid June 2018</text:p>
          </table:table-cell>
          <table:table-cell table:style-name="ce16" office:value-type="string" calcext:value-type="string">
            <text:p>Samtla SLM API may not be complete. Mitigation is for Dr Martyn Harris to load the corpus into the SML manually.</text:p>
          </table:table-cell>
          <table:table-cell table:style-name="ce17"/>
        </table:table-row>
        <table:table-row table:style-name="ro4"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Familiarisation with Samtla back-end (Python Django) and integration of NER processing with departmental server.</text:p>
          </table:table-cell>
          <table:table-cell table:style-name="ce16" office:value-type="string" calcext:value-type="string">
            <text:p>End June 2018</text:p>
          </table:table-cell>
          <table:table-cell table:style-name="ce16" office:value-type="string" calcext:value-type="string">
            <text:p>Integration may not be possible due to unforeseen dependencies.</text:p>
          </table:table-cell>
          <table:table-cell table:style-name="ce17"/>
        </table:table-row>
        <table:table-row table:style-name="ro4"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Familiarisation with Samtla front-end (Javascript jQuery) and integration of NER visualization.</text:p>
          </table:table-cell>
          <table:table-cell table:style-name="ce16" office:value-type="string" calcext:value-type="string">
            <text:p>End July 2018</text:p>
          </table:table-cell>
          <table:table-cell table:style-name="ce16" office:value-type="string" calcext:value-type="string">
            <text:p>Integration may not be possible due to unforeseen dependencies.</text:p>
          </table:table-cell>
          <table:table-cell table:style-name="ce17"/>
        </table:table-row>
        <table:table-row table:style-name="ro5"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Evaluation of Samtla Char-NER system using k-fold cross-validation techniques. (train on only part of data)</text:p>
          </table:table-cell>
          <table:table-cell table:style-name="ce16" office:value-type="string" calcext:value-type="string">
            <text:p>End August 2018</text:p>
          </table:table-cell>
          <table:table-cell table:style-name="ce16" office:value-type="string" calcext:value-type="string">
            <text:p>Fall back to simpler evaluation methods; as a last-resort, crowd-source evaluation of Hansards enriched with NE data.</text:p>
          </table:table-cell>
          <table:table-cell table:style-name="ce17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14" office:value-type="string" calcext:value-type="string">
            <text:p>Finalise write-up into report</text:p>
          </table:table-cell>
          <table:table-cell table:style-name="ce14" office:value-type="string" calcext:value-type="string">
            <text:p>Before 17th Sept 2018</text:p>
          </table:table-cell>
          <table:table-cell table:number-columns-repeated="2"/>
        </table:table-row>
        <table:table-row table:style-name="ro7" table:number-rows-repeated="1048567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Work Log" table:style-name="ta1">
        <office:forms form:automatic-focus="false" form:apply-design-mode="false"/>
        <table:table-column table:style-name="co1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Default"/>
        <table:table-row table:style-name="ro8">
          <table:table-cell office:value-type="string" calcext:value-type="string">
            <text:p>Date</text:p>
          </table:table-cell>
          <table:table-cell office:value-type="string" calcext:value-type="string">
            <text:p>WorkPackage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Resolutions</text:p>
          </table:table-cell>
          <table:table-cell office:value-type="string" calcext:value-type="string">
            <text:p>Extra content for Report</text:p>
          </table:table-cell>
        </table:table-row>
        <table:table-row table:style-name="ro9">
          <table:table-cell table:style-name="ce2" office:value-type="date" office:date-value="2018-04-26" calcext:value-type="date">
            <text:p>26/04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Worked on Kaggle NYC baby names</text:p>
          </table:table-cell>
          <table:table-cell office:value-type="string" calcext:value-type="string">
            <text:p>Names can be FN-LN or just FN. I guess we want to be able to detect both, as both occur in speech</text:p>
          </table:table-cell>
          <table:table-cell office:value-type="string" calcext:value-type="string">
            <text:p>Manually split all names up into <text:s/>FN, LN as well? Makes recognition more likely…</text:p>
          </table:table-cell>
          <table:table-cell office:value-type="string" calcext:value-type="string">
            <text:p>benefits of the pipeline approach – can iteratively improve each stage and only re-run downstream jobs</text:p>
          </table:table-cell>
        </table:table-row>
        <table:table-row table:style-name="ro10">
          <table:table-cell table:number-columns-repeated="2"/>
          <table:table-cell office:value-type="string" calcext:value-type="string">
            <text:p>DBPedia SPARQL got list of people</text:p>
          </table:table-cell>
          <table:table-cell office:value-type="string" calcext:value-type="string">
            <text:p>1.They’re in Unicode</text:p>
          </table:table-cell>
          <table:table-cell office:value-type="string" calcext:value-type="string">
            <text:p>To check with Martyn Harris</text:p>
          </table:table-cell>
          <table:table-cell/>
        </table:table-row>
        <table:table-row table:style-name="ro10">
          <table:table-cell table:number-columns-repeated="3"/>
          <table:table-cell office:value-type="string" calcext:value-type="string">
            <text:p>2. They have profession names etc in brackets</text:p>
          </table:table-cell>
          <table:table-cell office:value-type="string" calcext:value-type="string">
            <text:p>Used foaf:name instead, fixed</text:p>
          </table:table-cell>
          <table:table-cell/>
        </table:table-row>
        <table:table-row table:style-name="ro10">
          <table:table-cell table:number-columns-repeated="3"/>
          <table:table-cell office:value-type="string" calcext:value-type="string">
            <text:p>3. Tony Blair is a Person, but then so is Shadow_Cabinet_of_Tony_Blair</text:p>
          </table:table-cell>
          <table:table-cell office:value-type="string" calcext:value-type="string">
            <text:p>Post-processing validation?</text:p>
          </table:table-cell>
          <table:table-cell/>
        </table:table-row>
        <table:table-row table:style-name="ro7"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Post-processing of names</text:p>
          </table:table-cell>
          <table:table-cell office:value-type="string" calcext:value-type="string">
            <text:p>4.Duplicates not a problem – e.g. Ralph Allwood and Ralph Allwood, MBE – could both appear in a text. Entries like below ARE A problem:</text:p>
          </table:table-cell>
          <table:table-cell office:value-type="string" calcext:value-type="string">
            <text:p>TODO: remove start ad end brackets and quotes (without messing up unicode)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(15 July 1914 – 8 November 1927)</text:p>
          </table:table-cell>
          <table:table-cell table:number-columns-repeated="2"/>
        </table:table-row>
        <table:table-row table:style-name="ro12">
          <table:table-cell table:number-columns-repeated="3"/>
          <table:table-cell office:value-type="string" calcext:value-type="string">
            <text:p>(1833-1905)</text:p>
          </table:table-cell>
          <table:table-cell table:number-columns-repeated="2"/>
        </table:table-row>
        <table:table-row table:style-name="ro7"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5. Lots of Chinese, Russian and Arabic names – no principled reason to remove them, but it’s unlikely they would appear natively in Hansard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Default"/>
          <table:table-cell office:value-type="string" calcext:value-type="string">
            <text:p>6. biography-center.com no longer has names in easy parseable format</text:p>
          </table:table-cell>
          <table:table-cell office:value-type="string" calcext:value-type="string">
            <text:p>Scrap it – we have enough names from DBPedia</text:p>
          </table:table-cell>
          <table:table-cell/>
        </table:table-row>
        <table:table-row table:style-name="ro8">
          <table:table-cell table:number-columns-repeated="2"/>
          <table:table-cell office:value-type="string" calcext:value-type="string">
            <text:p>Processed CONLL data</text:p>
          </table:table-cell>
          <table:table-cell office:value-type="string" calcext:value-type="string">
            <text:p>Reuters dataset not included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 calcext:value-type="string">
            <text:p>SPARQL got list of compani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 calcext:value-type="string">
            <text:p>SPARQL got list of plac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07" calcext:value-type="date">
            <text:p>07/07/18</text:p>
          </table:table-cell>
          <table:table-cell office:value-type="string" calcext:value-type="string">
            <text:p>Examine Keras</text:p>
          </table:table-cell>
          <table:table-cell office:value-type="string" calcext:value-type="string">
            <text:p>Correct typos</text:p>
          </table:table-cell>
          <table:table-cell table:number-columns-repeated="3"/>
        </table:table-row>
        <table:table-row table:style-name="ro14">
          <table:table-cell table:style-name="ce2" office:value-type="date" office:date-value="2018-07-09" calcext:value-type="date">
            <text:p>09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Remove double quotes from outputs, sanitise output dirs</text:p>
          </table:table-cell>
          <table:table-cell table:number-columns-repeated="3"/>
        </table:table-row>
        <table:table-row table:style-name="ro15">
          <table:table-cell/>
          <table:table-cell office:value-type="string" calcext:value-type="string">
            <text:p>1b sourcing Hansards</text:p>
          </table:table-cell>
          <table:table-cell office:value-type="string" calcext:value-type="string">
            <text:p>Wrote multi-Hansard-Downloader using TWFY API which starts in 1919</text:p>
          </table:table-cell>
          <table:table-cell office:value-type="string" calcext:value-type="string">
            <text:p>serial download v slow before finding concurrent.futures – put comparative timings in report? Tried multiprocessing and infinite num of threads too</text:p>
          </table:table-cell>
          <table:table-cell table:number-columns-repeated="2"/>
        </table:table-row>
        <table:table-row table:style-name="ro16">
          <table:table-cell table:style-name="ce2" office:value-type="date" office:date-value="2018-07-11" calcext:value-type="date">
            <text:p>11/07/18</text:p>
          </table:table-cell>
          <table:table-cell office:value-type="string" calcext:value-type="string">
            <text:p>1b sourcing hansards</text:p>
          </table:table-cell>
          <table:table-cell office:value-type="string" calcext:value-type="string">
            <text:p>Today I found another API source for Hansard: <text:a xlink:href="https://api.parliament.uk/historic-hansard/" xlink:type="simple">https://api.parliament.uk/historic-hansard/</text:a></text:p>
          </table:table-cell>
          <table:table-cell office:value-type="string" calcext:value-type="string">
            <text:p>My scripts are written for <text:a xlink:href="https://www.theyworkforyou.com/api/" xlink:type="simple">https://www.theyworkforyou.com/api/</text:a>, but this only goes back to 1919.</text:p>
          </table:table-cell>
          <table:table-cell table:number-columns-repeated="2"/>
        </table:table-row>
        <table:table-row table:style-name="ro17">
          <table:table-cell/>
          <table:table-cell office:value-type="string" calcext:value-type="string">
            <text:p>1b preprocessing of Hansards</text:p>
          </table:table-cell>
          <table:table-cell office:value-type="string" calcext:value-type="string">
            <text:p>Downloaded raw hansards</text:p>
          </table:table-cell>
          <table:table-cell office:value-type="string" calcext:value-type="string">
            <text:p>They need HTML chars escaping in xml file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Processed hansards</text:p>
          </table:table-cell>
          <table:table-cell office:value-type="string" calcext:value-type="string">
            <text:p>They need all markup lang tags removing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leach.clean failed to remove nested markup tag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Used lxml etree which successfully removed all tags. But now speaker names are not shown, as they are only nested in the XML tags.</text:p>
          </table:table-cell>
          <table:table-cell office:value-type="string" calcext:value-type="string">
            <text:p>TODO find a way to preserve speaker names in the future.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lxml etree does not like Unicode strings. </text:p>
          </table:table-cell>
          <table:table-cell office:value-type="string" calcext:value-type="string">
            <text:p>Had to force-encode string as utf-8 and the etree parser as utf-8 to fix</text:p>
          </table:table-cell>
          <table:table-cell/>
        </table:table-row>
        <table:table-row table:style-name="ro19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Try feeding Hansards into Keras model</text:p>
          </table:table-cell>
          <table:table-cell office:value-type="string" calcext:value-type="string">
            <text:p>Keras model is designed for max sent len of 200. If a debate is a sentence, max is 1.13m characters. We need to subdivide up the debates.</text:p>
          </table:table-cell>
          <table:table-cell office:value-type="string" calcext:value-type="string">
            <text:p>Add a new stage: file chunking. We ideally want to avoid chopping up an NE across 2 files…</text:p>
          </table:table-cell>
          <table:table-cell/>
        </table:table-row>
        <table:table-row table:style-name="ro20">
          <table:table-cell table:number-columns-repeated="3"/>
          <table:table-cell office:value-type="string" calcext:value-type="string">
            <text:p>TextBlob struggles to segment accurately on sentence with ‘hon. Gentleman’.</text:p>
          </table:table-cell>
          <table:table-cell office:value-type="string" calcext:value-type="string">
            <text:p>TextBlob segmentation V SLOW, nltk was much faster</text:p>
          </table:table-cell>
          <table:table-cell/>
        </table:table-row>
        <table:table-row table:style-name="ro20">
          <table:table-cell table:number-columns-repeated="3"/>
          <table:table-cell table:style-name="Default" office:value-type="string" calcext:value-type="string">
            <text:p>NLTK still can’t cope with hon. Gentleman</text:p>
          </table:table-cell>
          <table:table-cell office:value-type="string" calcext:value-type="string">
            <text:p>Investigate <text:a xlink:href="https://stackoverflow.com/questions/34805790/how-to-avoid-nltks-sentence-tokenizer-spliting-on-abbreviations" xlink:type="simple">https://stackoverflow.com/questions/34805790/how-to-avoid-nltks-sentence-tokenizer-spliting-on-abbreviations</text:a></text:p>
          </table:table-cell>
          <table:table-cell office:value-type="string" calcext:value-type="string">
            <text:p>Fixed using NLTK custom tokenizer</text:p>
          </table:table-cell>
        </table:table-row>
        <table:table-row table:style-name="ro15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2b Integration with Keras</text:p>
          </table:table-cell>
          <table:table-cell office:value-type="string" calcext:value-type="string">
            <text:p>Try to integrate x with keras before solving interpolation (y) problem</text:p>
          </table:table-cell>
          <table:table-cell office:value-type="string" calcext:value-type="string">
            <text:p>Need to construct Numpy arrays with numerised alphabet. To do this, I need to get union of all characters used in the whole dataset</text:p>
          </table:table-cell>
          <table:table-cell office:value-type="string" calcext:value-type="string">
            <text:p>Create get_some_alphabet which just uses texts from the 1940s to construct alphabet. Hopefully we won’t have too many more characters since then.</text:p>
          </table:table-cell>
          <table:table-cell/>
        </table:table-row>
        <table:table-row table:style-name="ro21">
          <table:table-cell table:number-columns-repeated="4"/>
          <table:table-cell office:value-type="string" calcext:value-type="string">
            <text:p>Use none-chunked Hansards as we still have same characters in them and it’s MUCH quicker.</text:p>
          </table:table-cell>
          <table:table-cell/>
        </table:table-row>
        <table:table-row table:style-name="ro14">
          <table:table-cell table:number-columns-repeated="4"/>
          <table:table-cell office:value-type="string" calcext:value-type="string">
            <text:p>Save out alphabet object using Pickle</text:p>
          </table:table-cell>
          <table:table-cell/>
        </table:table-row>
        <table:table-row table:style-name="ro22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1c NE interpolation</text:p>
          </table:table-cell>
          <table:table-cell office:value-type="string" calcext:value-type="string">
            <text:p>Trying to interpolate such that words are turned into e.g. OOOO, but all whitespace and punctuation is preserved</text:p>
          </table:table-cell>
          <table:table-cell office:value-type="string" calcext:value-type="string">
            <text:p>word_tokenizer in NLTK only returns a list of words. To get spans of word start/ends, need to use a span_tokenizer which is not included in NLTK default tokenizer</text:p>
          </table:table-cell>
          <table:table-cell table:number-columns-repeated="2"/>
        </table:table-row>
        <table:table-row table:style-name="ro23">
          <table:table-cell table:number-columns-repeated="2"/>
          <table:table-cell office:value-type="string" calcext:value-type="string">
            <text:p>There’s a tension between work that’s easy to reason with (having each stage on disk), and work that’s efficient and processes quickly enough (skipping stages, delete as going along etc)</text:p>
          </table:table-cell>
          <table:table-cell table:number-columns-repeated="3"/>
        </table:table-row>
        <table:table-row table:style-name="ro24">
          <table:table-cell table:number-columns-repeated="2"/>
          <table:table-cell office:value-type="string" calcext:value-type="string">
            <text:p>String type immutable in Python</text:p>
          </table:table-cell>
          <table:table-cell office:value-type="string" calcext:value-type="string">
            <text:p>Trying inv hansard-interpolate-one hansard_gathering/chunked_hansard_data/1949-07-14/Oral\ Answers\ to\ Questions\ \&amp;\#8212\;\ Electoral\ Register-chunk-388.txt cannot modify string. Either change to use concat, or a ctype as per <text:a xlink:href="https://stackoverflow.com/questions/10572624/mutable-strings-in-python" xlink:type="simple">https://stackoverflow.com/questions/10572624/mutable-strings-in-python</text:a></text:p>
          </table:table-cell>
          <table:table-cell office:value-type="string" calcext:value-type="string">
            <text:p>≈</text:p>
          </table:table-cell>
          <table:table-cell/>
        </table:table-row>
        <table:table-row table:style-name="ro25">
          <table:table-cell table:style-name="ce2" office:value-type="date" office:date-value="2018-07-17" calcext:value-type="date">
            <text:p>17/07/18</text:p>
          </table:table-cell>
          <table:table-cell/>
          <table:table-cell office:value-type="string" calcext:value-type="string">
            <text:p>Used string concat which works fine. Now can’t find any NEs as multi-word phrases are ignored by tokenizer.</text:p>
          </table:table-cell>
          <table:table-cell office:value-type="string" calcext:value-type="string">
            <text:p>Need to try multiple-word lookups in the NE files</text:p>
          </table:table-cell>
          <table:table-cell office:value-type="string" calcext:value-type="string">
            <text:p>word tokenizer in groups, or sliding n-grams?</text:p>
          </table:table-cell>
          <table:table-cell/>
        </table:table-row>
        <table:table-row table:style-name="ro26">
          <table:table-cell table:style-name="ce2" office:value-type="date" office:date-value="2018-07-18" calcext:value-type="date">
            <text:p>18/07/18</text:p>
          </table:table-cell>
          <table:table-cell office:value-type="string" calcext:value-type="string">
            <text:p>1c NE interpolation</text:p>
          </table:table-cell>
          <table:table-cell table:style-name="Default" office:value-type="string" calcext:value-type="string">
            <text:p>Fix tokenizing for interpolation – try NLTK ngrams</text:p>
          </table:table-cell>
          <table:table-cell/>
          <table:table-cell office:value-type="string" calcext:value-type="string">
            <text:p>Keep working on hansard_gathering/chunked_hansard_data/1949-07-14/Oral Answers to Questions &amp;#8212; Electoral Register-chunk-388.txt</text:p>
          </table:table-cell>
          <table:table-cell/>
        </table:table-row>
        <table:table-row table:style-name="ro27">
          <table:table-cell table:number-columns-repeated="4"/>
          <table:table-cell office:value-type="string" calcext:value-type="string">
            <text:p>Solution was to use sliding windows over text spans, then for each window, try all suffixes from longest to shortest, in all the NE files</text:p>
          </table:table-cell>
          <table:table-cell office:value-type="string" calcext:value-type="string">
            <text:p>Examining I do recall that</text:p>
            <text:p>Examining I do recall</text:p>
            <text:p>Examining I do</text:p>
            <text:p>Examining I</text:p>
            <text:p>Examining do recall that Margaret</text:p>
            <text:p>Examining do recall that</text:p>
            <text:p>Examining do recall</text:p>
            <text:p>Examining do</text:p>
            <text:p>Examining recall that Margaret Thatcher</text:p>
            <text:p>Examining recall that Margaret</text:p>
            <text:p>Examining recall that</text:p>
            <text:p>Examining recall</text:p>
            <text:p>Examining that Margaret Thatcher was</text:p>
            <text:p>Examining that Margaret Thatcher</text:p>
            <text:p>Examining that Margaret</text:p>
            <text:p>Examining that</text:p>
            <text:p>Examining Margaret Thatcher was good</text:p>
            <text:p>Examining Margaret Thatcher was</text:p>
            <text:p>Examining Margaret Thatcher</text:p>
          </table:table-cell>
        </table:table-row>
        <table:table-row table:style-name="ro25">
          <table:table-cell/>
          <table:table-cell office:value-type="string" calcext:value-type="string">
            <text:p>1b chunking</text:p>
          </table:table-cell>
          <table:table-cell office:value-type="string" calcext:value-type="string">
            <text:p>Need to process Hansards but have no disk</text:p>
          </table:table-cell>
          <table:table-cell office:value-type="string" calcext:value-type="string">
            <text:p>Not enough disk space on MAC</text:p>
          </table:table-cell>
          <table:table-cell office:value-type="string" calcext:value-type="string">
            <text:p>Back up raw hansards in tgz, then make processing algo delete raw hansards as it goes</text:p>
          </table:table-cell>
          <table:table-cell/>
        </table:table-row>
        <table:table-row table:style-name="ro28">
          <table:table-cell table:number-columns-repeated="2"/>
          <table:table-cell office:value-type="string" calcext:value-type="string">
            <text:p>Interpolation throws up weird errors:</text:p>
          </table:table-cell>
          <table:table-cell table:style-name="Default"/>
          <table:table-cell table:number-columns-repeated="2"/>
        </table:table-row>
        <table:table-row table:style-name="ro15"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I have searched the International Monetary Fund rules, and I cannot find under which rule this is done.</text:p>
          </table:table-cell>
          <table:table-cell table:style-name="Default" office:value-type="string" calcext:value-type="string">
            <text:p>I is an Org, The is a location, ‘.’ is a location…</text:p>
          </table:table-cell>
          <table:table-cell office:value-type="string" calcext:value-type="string">
            <text:p>Manual correction – remove ‘I’ from companies list ALL.txt. This came from DBPedia… Removed ‘.’ from locations and ‘the’</text:p>
          </table:table-cell>
          <table:table-cell/>
        </table:table-row>
        <table:table-row table:style-name="ro21">
          <table:table-cell table:number-columns-repeated="2"/>
          <table:table-cell table:style-name="ce13" office:value-type="string" calcext:value-type="string">
            <text:p>2000000000000000111022222222222222222222222222200000010111020000000000000000000000000000000000000000001</text:p>
          </table:table-cell>
          <table:table-cell table:style-name="Default"/>
          <table:table-cell office:value-type="string" calcext:value-type="string">
            <text:p>Better resolution is to throw away words &lt; 4 chars at processing stage, doing this now</text:p>
          </table:table-cell>
          <table:table-cell/>
        </table:table-row>
        <table:table-row table:style-name="ro25">
          <table:table-cell/>
          <table:table-cell table:style-name="Default" office:value-type="string" calcext:value-type="string">
            <text:p>1b chunking</text:p>
          </table:table-cell>
          <table:table-cell table:style-name="ce13" office:value-type="string" calcext:value-type="string">
            <text:p>Starting chunk all</text:p>
          </table:table-cell>
          <table:table-cell office:value-type="string" calcext:value-type="string">
            <text:p>Chunking is very slow</text:p>
          </table:table-cell>
          <table:table-cell office:value-type="string" calcext:value-type="string">
            <text:p>Make chunking resumable by allowing date to be specified</text:p>
          </table:table-cell>
          <table:table-cell/>
        </table:table-row>
        <table:table-row table:style-name="ro29">
          <table:table-cell/>
          <table:table-cell table:style-name="Default"/>
          <table:table-cell table:style-name="ce13" office:value-type="string" calcext:value-type="string">
            <text:p>Interpolation works!</text:p>
          </table:table-cell>
          <table:table-cell/>
          <table:table-cell office:value-type="string" calcext:value-type="string">
            <text:p>mattlap:~/bbk/masters_project mralph$ cat hansard_gathering/chunked_hansard_data/1929-12-23/Egypt.-chunk-1051.txt</text:p>
            <text:p>It is sometimes said that it would be impossible, but I know there are experts who hold, on the contrary, that it would be a very strong position, and, indeed, actually stronger than a position based upon Cairo and Alexandria if Egypt were in revolt against our action.%                                                                        mattlap:~/bbk/masters_project mralph$ cat hansard_gathering/interpolated_hansard_data/1929-12-23/Egypt.-chunk-1051.txt</text:p>
            <text:p>00000000000000000000000000000000000000000000000000000000000000000000000000000000000000000000000000000000000000000000000000000000000000000000000000000000000000000000000000000000000000000000000000000000000001111100000111111111100001111100000000000000000000000000000000000%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2b Keras get x from texts</text:p>
          </table:table-cell>
          <table:table-cell office:value-type="string" calcext:value-type="string">
            <text:p>Need to translate chunked docs into numbered encodings</text:p>
          </table:table-cell>
          <table:table-cell office:value-type="string" calcext:value-type="string">
            <text:p>Don’t want to do padding in case sentence_maxlen changes</text:p>
          </table:table-cell>
          <table:table-cell office:value-type="string" calcext:value-type="string">
            <text:p>Decouple numerification from padding, do padding closer to keras-loading</text:p>
          </table:table-cell>
          <table:table-cell/>
        </table:table-row>
        <table:table-row table:style-name="ro25">
          <table:table-cell table:number-columns-repeated="2"/>
          <table:table-cell office:value-type="string" calcext:value-type="string">
            <text:p>Cannot unpickle alphabet to encode debates into numbers</text:p>
          </table:table-cell>
          <table:table-cell office:value-type="string" calcext:value-type="string">
            <text:p>You can’t pickle in one module structure and unpickle in another. Have to wrap the keras char-based ner code into my module structure with __init__.py fil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19" calcext:value-type="date">
            <text:p>19/07/18</text:p>
          </table:table-cell>
          <table:table-cell office:value-type="string" calcext:value-type="string">
            <text:p>1c chunk</text:p>
          </table:table-cell>
          <table:table-cell office:value-type="string" calcext:value-type="string">
            <text:p>Run out of disk space</text:p>
          </table:table-cell>
          <table:table-cell office:value-type="string" calcext:value-type="string">
            <text:p>chunked sentences are too large</text:p>
          </table:table-cell>
          <table:table-cell office:value-type="string" calcext:value-type="string">
            <text:p>gzip in python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ackup locations: raw on pen drive</text:p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Default" office:value-type="string" calcext:value-type="string">
            <text:p>processed on dropbox</text:p>
          </table:table-cell>
          <table:table-cell table:number-columns-repeated="2"/>
        </table:table-row>
        <table:table-row table:style-name="ro23">
          <table:table-cell table:number-columns-repeated="3"/>
          <table:table-cell office:value-type="string" calcext:value-type="string">
            <text:p>Space blow out is caused by storing individual sentences in each file. Minimum file size is 4K – a lot of wasted space! Disk spin must have been limiting performance.</text:p>
          </table:table-cell>
          <table:table-cell office:value-type="string" calcext:value-type="string">
            <text:p>Get external drive and put different block size / filesystem on it</text:p>
          </table:table-cell>
          <table:table-cell office:value-type="string" calcext:value-type="string">
            <text:p>mattlap:~/bbk/masters_project/hansard_gathering/chunked_hansard_data/1965-07-22 mralph$ du -sh 'Security Commission (Report on Bossard and Allen Cases)-chunk-3511.txt.gz'</text:p>
            <text:p>4.0KSecurity Commission (Report on Bossard and Allen Cases)-chunk-3511.txt.gz</text:p>
            <text:p>mattlap:~/bbk/masters_project/hansard_gathering/chunked_hansard_data/1965-07-22 mralph$ stat -f%z !$</text:p>
            <text:p>stat -f%z 'Security Commission (Report on Bossard and Allen Cases)-chunk-3511.txt.gz'</text:p>
            <text:p>218</text:p>
          </table:table-cell>
        </table:table-row>
        <table:table-row table:style-name="ro30">
          <table:table-cell table:number-columns-repeated="2"/>
          <table:table-cell table:style-name="Default" table:number-columns-repeated="2"/>
          <table:table-cell office:value-type="string" calcext:value-type="string">
            <text:p>New idea: re-order pipeline so we interpolate directly from the processed data. Maybe we can chunk later, as we make sequences to feed into the model?</text:p>
          </table:table-cell>
          <table:table-cell/>
        </table:table-row>
        <table:table-row table:style-name="ro14">
          <table:table-cell table:number-columns-repeated="2"/>
          <table:table-cell table:style-name="Default" table:number-columns-repeated="2"/>
          <table:table-cell office:value-type="string" calcext:value-type="string">
            <text:p>Or maybe we chunk, but we just store the sentence offsets in their own file??</text:p>
          </table:table-cell>
          <table:table-cell/>
        </table:table-row>
        <table:table-row table:style-name="ro7">
          <table:table-cell table:style-name="ce2" office:value-type="date" office:date-value="2018-07-22" calcext:value-type="date">
            <text:p>22/07/18</text:p>
          </table:table-cell>
          <table:table-cell office:value-type="string" calcext:value-type="string">
            <text:p>1c chunk</text:p>
          </table:table-cell>
          <table:table-cell table:style-name="Default" office:value-type="string" calcext:value-type="string">
            <text:p>Method written to biew file with sentence chunking based on a separate chunk spans file</text:p>
          </table:table-cell>
          <table:table-cell table:style-name="Default"/>
          <table:table-cell table:number-columns-repeated="2"/>
        </table:table-row>
        <table:table-row table:style-name="ro7">
          <table:table-cell/>
          <table:table-cell office:value-type="string" calcext:value-type="string">
            <text:p>1a</text:p>
          </table:table-cell>
          <table:table-cell table:style-name="Default" office:value-type="string" calcext:value-type="string">
            <text:p>Improve NE data hygiene before interpolating all Hansards</text:p>
          </table:table-cell>
          <table:table-cell table:style-name="Default"/>
          <table:table-cell table:number-columns-repeated="2"/>
        </table:table-row>
        <table:table-row table:style-name="ro25">
          <table:table-cell table:style-name="ce2" office:value-type="date" office:date-value="2018-07-23" calcext:value-type="date">
            <text:p>23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Split out job so I can just post-process NEs without re-downloading from SparQL-wiki</text:p>
          </table:table-cell>
          <table:table-cell office:value-type="string" calcext:value-type="string">
            <text:p>need to refactor, lots of repetition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can’t remove brackets from start and end of NEs</text:p>
          </table:table-cell>
          <table:table-cell office:value-type="string" calcext:value-type="string">
            <text:p>They’re not standard ASCII brackets, need to find ALL brackets in Unicode</text:p>
          </table:table-cell>
          <table:table-cell/>
          <table:table-cell office:value-type="string" calcext:value-type="string">
            <text:p>   166 ( Institut catholique de Lyon )</text:p>
            <text:p>   167 ( Kanakpak Khemara Ponnakar )</text:p>
            <text:p>   168 ( Kommunistische Partei Deutschlands )</text:p>
            <text:p>   169 ( Le bureau national d'examen dentaire du Canada )</text:p>
            <text:p>   170 ( Mǎ Lái Xī Yà Fó Xué Yuàn )</text:p>
            <text:p>   171 ( Nasionale Konserwatiewe Party van Suid-Afrika)</text:p>
            <text:p>   172 ( PT Media Nusantara Citra Televisi Indonesia)</text:p>
            <text:p>   173 ( Pusat Pemantauan dan Pendedahan Maklumat Kebangsaan )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extraneous quotes, whitespace, asterisks</text:p>
          </table:table-cell>
          <table:table-cell table:number-columns-repeated="3"/>
        </table:table-row>
        <table:table-row table:style-name="ro31">
          <table:table-cell/>
          <table:table-cell office:value-type="string" calcext:value-type="string">
            <text:p>2a interpolation</text:p>
          </table:table-cell>
          <table:table-cell office:value-type="string" calcext:value-type="string">
            <text:p>NLTK 3.2 has bug for span_tokenize if it contains multiple quotation types</text:p>
          </table:table-cell>
          <table:table-cell office:value-type="string" calcext:value-type="string">
            <text:p>file_path = 'hansard_gathering/processed_hansard_data/1919-08-04/Oral Answers to Questions &amp;#8212; Railway Materials in War Area..txt'</text:p>
            <text:p/>
            <text:p>with open(file_path) as f:</text:p>
            <text:p>   ...:         text: str = f.read()</text:p>
            <text:p>   ...:         interpolated_text: str = "0" * len(text)</text:p>
            <text:p/>
            <text:p/>
            <text:p>from datetime import datetime</text:p>
            <text:p>   ...: from nltk.tokenize import TreebankWordTokenizer</text:p>
            <text:p>   ...: from nltk import ngrams</text:p>
            <text:p>   ...: from typing import List</text:p>
            <text:p>   ...: import concurrent.futures</text:p>
            <text:p>   ...: import glob</text:p>
            <text:p>   ...: import itertools</text:p>
            <text:p>   ...: import os</text:p>
            <text:p>   ...:</text:p>
            <text:p/>
            <text:p/>
            <text:p>tokenizer = TreebankWordTokenizer()</text:p>
            <text:p/>
            <text:p/>
            <text:p>text_span_ngrams = ngrams(tokenizer.span_tokenize(text), n, pad_right=True)</text:p>
          </table:table-cell>
          <table:table-cell office:value-type="string" calcext:value-type="string">
            <text:p>Upgrade to NLTK 3.3 <text:a xlink:href="https://github.com/nltk/nltk/pull/2060" xlink:type="simple">https://github.com/nltk/nltk/pull/2060</text:a>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results in </text:p>
          </table:table-cell>
          <table:table-cell table:number-columns-repeated="2"/>
        </table:table-row>
        <table:table-row table:style-name="ro32">
          <table:table-cell table:number-columns-repeated="3"/>
          <table:table-cell office:value-type="string" calcext:value-type="string">
            <text:p>---------------------------------------------------------------------------</text:p>
            <text:p>ValueError                                Traceback (most recent call last)</text:p>
            <text:p>~/bbk/masters_project/masters_venv/lib/python3.6/site-packages/nltk/tokenize/util.py in align_tokens(tokens, sentence)</text:p>
            <text:p>    253         try:</text:p>
            <text:p>--&gt; 254             start = sentence.index(token, point)</text:p>
            <text:p>    255         except ValueError:</text:p>
            <text:p/>
            <text:p>ValueError: substring not found</text:p>
            <text:p/>
            <text:p>During handling of the above exception, another exception occurred:</text:p>
            <text:p/>
            <text:p>ValueError                                Traceback (most recent call last)</text:p>
            <text:p>&lt;ipython-input-36-01430904daf3&gt; in &lt;module&gt;()</text:p>
            <text:p>----&gt; 1 tokenizer.span_tokenize(half_text)</text:p>
            <text:p/>
            <text:p>~/bbk/masters_project/masters_venv/lib/python3.6/site-packages/nltk/tokenize/treebank.py in span_tokenize(self, text)</text:p>
            <text:p>    177             tokens = raw_tokens</text:p>
            <text:p>    178</text:p>
            <text:p>--&gt; 179         return align_tokens(tokens, text)</text:p>
            <text:p>    180</text:p>
            <text:p>    181</text:p>
            <text:p/>
            <text:p>~/bbk/masters_project/masters_venv/lib/python3.6/site-packages/nltk/tokenize/util.py in align_tokens(tokens, sentence)</text:p>
            <text:p>    254             start = sentence.index(token, point)</text:p>
            <text:p>    255         except ValueError:</text:p>
            <text:p>--&gt; 256             raise ValueError('substring "{}" not found in "{}"'.format(token, sentence))</text:p>
            <text:p>    257         point = start + len(token)</text:p>
            <text:p>    258         offsets.append((start, point))</text:p>
            <text:p/>
            <text:p>ValueError: substring "passed." not found in "</text:p>
          </table:table-cell>
          <table:table-cell table:number-columns-repeated="2"/>
        </table:table-row>
        <table:table-row table:style-name="ro33">
          <table:table-cell/>
          <table:table-cell office:value-type="string" calcext:value-type="string">
            <text:p>2a interpolation</text:p>
          </table:table-cell>
          <table:table-cell office:value-type="string" calcext:value-type="string">
            <text:p>Interpolated a whole debate</text:p>
          </table:table-cell>
          <table:table-cell office:value-type="string" calcext:value-type="string">
            <text:p>Overlaps – if The House has been successfully interpolated as a Place, House, which is a company, overwrites the labels for the second half, leaving a dangling ‘The’</text:p>
          </table:table-cell>
          <table:table-cell office:value-type="string" calcext:value-type="string">
            <text:p>Change algorithm so that it checks if the current span is in the middle of an already-NE’d span, and skips it if so</text:p>
          </table:table-cell>
          <table:table-cell office:value-type="string" calcext:value-type="string">
            <text:p><text:span text:style-name="T1">def </text:span><text:span text:style-name="T2">overlaps</text:span><text:span text:style-name="T3">(ngram_span_window</text:span><text:span text:style-name="T4">, </text:span><text:span text:style-name="T3">recentest_match_end: </text:span><text:span text:style-name="T5">int</text:span><text:span text:style-name="T3">):</text:span></text:p>
            <text:p><text:span text:style-name="T6">    </text:span><text:span text:style-name="T7">"""</text:span></text:p>
            <text:p><text:span text:style-name="T8">    See if the current span window already has a matched NE ending in it.</text:span></text:p>
            <text:p><text:span text:style-name="T9">    </text:span><text:span text:style-name="T10">:param</text:span><text:span text:style-name="T11"> ngram_span_window: e.g.((0, 1), (2, 6), (7, 15), (16, 19))</text:span></text:p>
            <text:p><text:span text:style-name="T8">    Note that because we pad_right, later elements in the tuple might be None, e.g.:</text:span></text:p>
            <text:p><text:span text:style-name="T8">    ((98, 102), (102, 103), None, None)</text:span></text:p>
            <text:p><text:span text:style-name="T9">    </text:span><text:span text:style-name="T10">:param</text:span><text:span text:style-name="T11"> recentest_match_end:</text:span></text:p>
            <text:p><text:span text:style-name="T9">    </text:span><text:span text:style-name="T10">:return</text:span><text:span text:style-name="T11">: True if there would be an overlap</text:span></text:p>
            <text:p><text:span text:style-name="T8">    """</text:span></text:p>
            <text:p><text:span text:style-name="T9">    </text:span><text:span text:style-name="T12">ngrams </text:span><text:span text:style-name="T13">= [x </text:span><text:span text:style-name="T14">for </text:span><text:span text:style-name="T13">x </text:span><text:span text:style-name="T14">in </text:span><text:span text:style-name="T13">ngram_span_window </text:span><text:span text:style-name="T14">if </text:span><text:span text:style-name="T13">x </text:span><text:span text:style-name="T14">is not None</text:span><text:span text:style-name="T13">]</text:span></text:p>
            <text:p><text:span text:style-name="T6">    </text:span><text:span text:style-name="T4">return </text:span><text:span text:style-name="T3">ngram_span_window[-</text:span><text:span text:style-name="T15">1</text:span><text:span text:style-name="T3">][-</text:span><text:span text:style-name="T15">1</text:span><text:span text:style-name="T3">] &lt;= recentest_match_end</text:span></text:p>
          </table:table-cell>
        </table:table-row>
        <table:table-row table:style-name="ro14">
          <table:table-cell table:style-name="ce2" office:value-type="date" office:date-value="2018-07-24" calcext:value-type="date">
            <text:p>24/07/18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ixed overlap bug</text:p>
          </table:table-cell>
          <table:table-cell office:value-type="string" calcext:value-type="string">
            <text:p>Interpolation is too slow. It may be the python ‘in’ membership check</text:p>
          </table:table-cell>
          <table:table-cell office:value-type="string" calcext:value-type="string">
            <text:p>Replace list with set?</text:p>
          </table:table-cell>
          <table:table-cell office:value-type="string" calcext:value-type="string">
            <text:p>TODO compare list with set – speed improves hugely!!! From about 20 minutes to 5 seconds. How implemented?</text:p>
          </table:table-cell>
        </table:table-row>
        <table:table-row table:style-name="ro14">
          <table:table-cell table:number-columns-repeated="3"/>
          <table:table-cell office:value-type="string" calcext:value-type="string">
            <text:p>Still random places – e.g. ‘and the’ as a place, in SPARQL data</text:p>
          </table:table-cell>
          <table:table-cell office:value-type="string" calcext:value-type="string">
            <text:p>Remove all lines comprised of stop words?</text:p>
          </table:table-cell>
          <table:table-cell office:value-type="string" calcext:value-type="string">
            <text:p>A Dirty Data section?</text:p>
          </table:table-cell>
        </table:table-row>
        <table:table-row table:style-name="ro7">
          <table:table-cell table:style-name="ce2" office:value-type="date" office:date-value="2018-07-25" calcext:value-type="date">
            <text:p>25/07/18</text:p>
          </table:table-cell>
          <table:table-cell office:value-type="string" calcext:value-type="string">
            <text:p>2a interpolating</text:p>
          </table:table-cell>
          <table:table-cell office:value-type="string" calcext:value-type="string">
            <text:p>Fix datetime bug where month ignored</text:p>
          </table:table-cell>
          <table:table-cell office:value-type="string" calcext:value-type="string">
            <text:p>Was using %M not %m in datetime filter</text:p>
          </table:table-cell>
          <table:table-cell office:value-type="string" calcext:value-type="string">
            <text:p>corrected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1a NE gathering</text:p>
          </table:table-cell>
          <table:table-cell office:value-type="string" calcext:value-type="string">
            <text:p>Need to remove stop-words from NE list</text:p>
          </table:table-cell>
          <table:table-cell office:value-type="string" calcext:value-type="string">
            <text:p>e.g. remove ‘and the’ as a place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 calcext:value-type="string">
            <text:p>tech debt clean up</text:p>
          </table:table-cell>
          <table:table-cell office:value-type="string" calcext:value-type="string">
            <text:p>Allow all tasks to be invoked from tasks.py without shell</text:p>
          </table:table-cell>
          <table:table-cell table:number-columns-repeated="2"/>
        </table:table-row>
        <table:table-row table:style-name="ro7">
          <table:table-cell table:number-columns-repeated="3"/>
          <table:table-cell office:value-type="string" calcext:value-type="string">
            <text:p>Make all type checks pass</text:p>
          </table:table-cell>
          <table:table-cell table:number-columns-repeated="2"/>
        </table:table-row>
        <table:table-row table:style-name="ro34">
          <table:table-cell/>
          <table:table-cell office:value-type="string" calcext:value-type="string">
            <text:p>2b preparation of x tensor</text:p>
          </table:table-cell>
          <table:table-cell office:value-type="string" calcext:value-type="string">
            <text:p>Need to determine some datasets</text:p>
          </table:table-cell>
          <table:table-cell office:value-type="string" calcext:value-type="string">
            <text:p>The model requires train, dev and test. Relative sizes? Can’t use date ranges or alphabetical division as that would bias the datasets. Need to hash all the data into 3 buckets of unequal sizes, such that it can be easily repeated in future.</text:p>
          </table:table-cell>
          <table:table-cell office:value-type="string" calcext:value-type="string">
            <text:p>Use last 2 parts of file path as entry into a hashing algorithm, e.g. “1972-07-20/Orders of the Day &amp;#8212; Clause 211.txt”. Build up a list of which filenames are in which data set</text:p>
          </table:table-cell>
          <table:table-cell office:value-type="string" calcext:value-type="string">
            <text:p>Buckets have equal numbers of files:</text:p>
            <text:p>(masters_venv) mattlap:~/bbk/masters_project/hansard_gathering/data_buckets mralph$ wc -l *  </text:p>
            <text:p>    8360 0.txt</text:p>
            <text:p>    8414 1.txt</text:p>
            <text:p>    8228 2.txt</text:p>
            <text:p>    8322 3.txt</text:p>
            <text:p>    8289 4.txt</text:p>
            <text:p>    8071 5.txt</text:p>
            <text:p>    8356 6.txt</text:p>
            <text:p>    8419 7.txt</text:p>
            <text:p>   66459 total</text:p>
          </table:table-cell>
        </table:table-row>
        <table:table-row table:style-name="ro15">
          <table:table-cell table:number-columns-repeated="3"/>
          <table:table-cell office:value-type="string" calcext:value-type="string">
            <text:p>accidentally overwrote hansard_gathering/processed_hansard_data/1948-07-13/Oral Answers to Questions &amp;#8212; Prisoners of War (Repatriation).txt</text:p>
          </table:table-cell>
          <table:table-cell office:value-type="string" calcext:value-type="string">
            <text:p>Restore from backup</text:p>
          </table:table-cell>
          <table:table-cell/>
        </table:table-row>
        <table:table-row table:style-name="ro14">
          <table:table-cell table:number-columns-repeated="3"/>
          <table:table-cell office:value-type="string" calcext:value-type="string">
            <text:p>Numerification is too slow. Doing lots of re-assignment of strings</text:p>
          </table:table-cell>
          <table:table-cell office:value-type="string" calcext:value-type="string">
            <text:p>Instead make a list of numbers, then join it as a last step</text:p>
          </table:table-cell>
          <table:table-cell office:value-type="string" calcext:value-type="string">
            <text:p>show change in 17d4716aadb8389d9aaf10a7a0d543e7ceda196e to numerify.py</text:p>
          </table:table-cell>
        </table:table-row>
        <table:table-row table:style-name="ro7" table:number-rows-repeated="1048507">
          <table:table-cell table:number-columns-repeated="6"/>
        </table:table-row>
        <table:table-row table:style-name="ro7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5">00/00/0000</text:date>, <text:time style:data-style-name="N2" text:time-value="13:23:31.7705879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0:37:24.832666718</meta:creation-date>
    <meta:generator>LibreOffice/6.0.2.1$MacOSX_X86_64 LibreOffice_project/f7f06a8f319e4b62f9bc5095aa112a65d2f3ac89</meta:generator>
    <dc:date>2018-07-25T13:23:46.118342850</dc:date>
    <meta:editing-duration>P3DT17H10M48S</meta:editing-duration>
    <meta:editing-cycles>64</meta:editing-cycles>
    <meta:document-statistic meta:table-count="2" meta:cell-count="213" meta:object-count="0"/>
  </office:meta>
</office:document-meta>
</file>